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99cm" svg:height="8.999cm" svg:x="2.518cm" svg:y="10.37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16:16:30.581000000</meta:creation-date>
    <dc:date>2016-03-24T14:54:06.523000000</dc:date>
    <meta:editing-duration>PT8M38S</meta:editing-duration>
    <meta:editing-cycles>3</meta:editing-cycles>
    <meta:generator>LibreOffice/5.1.0.3$Windows_x86 LibreOffice_project/5e3e00a007d9b3b6efb6797a8b8e57b51ab1f737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53cm" svg:y="0.316cm" chart:style-name="ch2">
          <text:p>Client Objectives Achieved/Failed</text:p>
        </chart:title>
        <chart:legend chart:legend-position="end" svg:x="13.799cm" svg:y="4.205cm" style:legend-expansion="high" chart:style-name="ch3"/>
        <chart:plot-area chart:style-name="ch4" chart:data-source-has-labels="both" svg:x="1.314cm" svg:y="1.301cm" svg:width="12.165cm" svg:height="7.519cm">
          <chartooo:coordinate-region svg:x="1.953cm" svg:y="1.497cm" svg:width="11.526cm" svg:height="6.684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title svg:x="0.451cm" svg:y="6.634cm" chart:style-name="ch7">
              <text:p>Number of Objectives</text:p>
            </chart:title>
            <chart:grid chart:style-name="ch8" chart:class="major"/>
          </chart:axis>
          <chart:series chart:style-name="ch9" chart:values-cell-range-address="local-table.$B$2:.$B$3" chart:label-cell-address="local-table.$B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Objectives Achieved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Objectives Failed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